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officeooo:rsid="001892d5" officeooo:paragraph-rsid="001892d5" style:font-weight-asian="bold" style:font-weight-complex="bold"/>
    </style:style>
    <style:style style:name="P2" style:family="paragraph" style:parent-style-name="Standard">
      <style:paragraph-properties fo:text-align="justify" style:justify-single-word="false"/>
      <style:text-properties style:font-name="Arial" officeooo:rsid="001892d5" officeooo:paragraph-rsid="001892d5"/>
    </style:style>
    <style:style style:name="P3" style:family="paragraph" style:parent-style-name="Standard">
      <style:paragraph-properties fo:text-align="justify" style:justify-single-word="false"/>
      <style:text-properties style:font-name="Arial" officeooo:rsid="001892d5" officeooo:paragraph-rsid="001c2535"/>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1c25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ÇÃO</text:p>
      <text:p text:style-name="P2"/>
      <text:p text:style-name="P2"/>
      <text:p text:style-name="P1">1.1 </text:p>
      <text:p text:style-name="P2"/>
      <text:p text:style-name="P2"><text:tab/>A tecnologia vem crescendo dia-a-dia, com isso aumentam os problemas em empresas e estabelecimentos. O uso da automação vem para facilitar esses problemas encontrados, pois tornou-se mais recorrente o uso de sistemas automatizados que trazem agilidade na produção, confiabilidade e segurança para os dados e processos dentro das empresas e estabelecimentos.</text:p>
      <text:p text:style-name="P2"/>
      <text:p text:style-name="P3"><text:tab/>Observando a área de <text:span text:style-name="T2">entretenimento</text:span> que vem crescendo ano a ano, e com a exigência cada vez maior dos clientes, torna-se indispensável a automação dos serviços na área, buscando a melhoria e agilidade dos serviços oferecidos. Essas necessidades, foi desenvolvido o sistema <text:span text:style-name="T1">Hermes Management Assistant</text:span>, visando um sistema que possa gerir o empreendimento como um todo, servirá como um cooperador em todos os setores do estabelecimento.</text:p>
      <text:p text:style-name="P2"/>
      <text:p text:style-name="P2"><text:tab/>O sistema é dividido em módulos, com o qual é possível controlar desde a entrada do cliente à saída de um produto do estoque; este é um software que irá automatizar e otimizar a rotina do estabelecimento, tornando a gestão mais segura e uma maior rapidez no atendimento aos clientes.</text:p>
      <text:p text:style-name="P2"/>
      <text:p text:style-name="P2"><text:tab/>Com a automatização do processo, as solicitações de pedidos dos clientes serão realizadas através de microterminais instalados em pontos específicos, no qual não serão mais utilizadas fichas de consumo, e sim cartões com código único. Antes do sistema, os processos eram todos realizados manualmente, com isso perdia um pouco da agilidade no atendimento do bar e restaurante e em processos internos dentro do estabelecimento.</text:p>
      <text:p text:style-name="P2"/>
      <text:p text:style-name="P2"><text:tab/>O sistema em si trará vários benefícios e melhorias para o estabelecimento, sem perder a identidade histórica e rústica, visando sempre atender as necessidades do cliente.</text:p>
      <text:p text:style-name="P2"/>
      <text:p text:style-name="P2"/>
      <text:p text:style-name="P1"><text:tab/>1.2 Justificativa</text:p>
      <text:p text:style-name="P1"/>
      <text:p text:style-name="P2"/>
      <text:p text:style-name="P2"><text:tab/>Foi realizado um levantamento de requisitos no estabelecimento, e constatadas algumas falhas nos procedimentos, antes realizados manualmente, o que influenciava na agilidade dos processos, por exemplo, quando o cliente solicitava uma refeição, o garçom ia até a cozinha informar o pedido, comprometendo a agilidade.</text:p>
      <text:p text:style-name="P2"/>
      <text:p text:style-name="P2"><text:tab/>Através do procedimento realizado, percebemos que o sistema a ser desenvolvimento seria de alto fluxo, e que em nenhum momento poderia estar inoperante, a qualidade de desenvolvimento e testes seria de grande importância.</text:p>
      <text:p text:style-name="P2"/>
      <text:p text:style-name="P2"/>
      <text:p text:style-name="P1"><text:tab/>1.3 Objetivos da investigação</text:p>
      <text:p text:style-name="P1"/>
      <text:p text:style-name="P2"/>
      <text:p text:style-name="P2"><text:soft-page-break/><text:tab/>O Objetivo era descobrir e listar todas as falhas encontradas e informadas pelo cliente, quando todos os processos eram realizados manualmente desde a comanda até a contagem de produtos no estoque. </text:p>
      <text:p text:style-name="P2"/>
      <text:p text:style-name="P2"><text:tab/>Foi analisada também a dificuldade que o cliente encontra em coordenar todo o estabelecimento tendo somente uma pessoa responsável pela gestão.</text:p>
      <text:p text:style-name="P2">Com todas as informações colhidas, foi possível automatizar todos os processos, gerando uma maior estabilidade e agilidade nos processos.</text:p>
      <text:p text:style-name="P2"/>
      <text:p text:style-name="P2"/>
      <text:p text:style-name="P1"><text:tab/>1.4 Proposta de solução</text:p>
      <text:p text:style-name="P1"/>
      <text:p text:style-name="P2"/>
      <text:p text:style-name="P2"><text:tab/>Após realizar o levantamento de requisitos, foi elaborado um escopo para atender as necessidades do cliente, quando será desenvolvido um sistema dividido em dois módulos:</text:p>
      <text:p text:style-name="P2">● Módulo Pedidos</text:p>
      <text:p text:style-name="P2">● Módulo Gestão</text:p>
      <text:p text:style-name="P2"/>
      <text:p text:style-name="P2"><text:tab/>Esses módulos vão melhorar a agilidade dos processos e eliminar as falhas encontradas; cada módulo terá sua responsabilidade bem definida, mas visando à integração de todos, com isso será possível gerar uma melhor rentabilidade para o cliente e satisfação para os consumidores do estabelecimento, pois todo o processo que era realizado manualmente será automatizado.</text:p>
      <text:p text:style-name="P2"/>
      <text:p text:style-name="P2"/>
      <text:p text:style-name="P1"><text:tab/>1.5 Resultados esperados</text:p>
      <text:p text:style-name="P2"/>
      <text:p text:style-name="P2"/>
      <text:p text:style-name="P2"><text:tab/>Com o desenvolvimento do sistema esperamos atender todas as necessidades do cliente e melhorar o fluxo dos processos, garantindo uma maior estabilidade e segurança dos dados. O software será totalmente escalável, as configurações poderão ser realizadas pelo próprio usuário, que poderá escolher dentre todas as configurações disponíveis, as que melhor se adaptem ao seu estabelecimento, servindo não somente ao nosso cliente atual, mas sim a qualquer estabelecimento comercial do ramo de Bares e Restaurantes.</text:p>
      <text:p text:style-name="P2"/>
      <text:p text:style-name="P2"/>
      <text:p text:style-name="P1"><text:tab/>1.6 Descrição detalhada da empresa</text:p>
      <text:p text:style-name="P2"/>
      <text:p text:style-name="P2"/>
      <text:p text:style-name="P2"><text:tab/>O empreendimento fundado em 1961, localizado no bairro Água Verde em Curitiba, tem desde a sua fundação a busca em estar presente em manifestações, músico-culturais e festivais locais. O bar é especializado em três gêneros musicais: Música Popular Brasileira, Jazz e Blues, mas também abre as portas para falações poéticas e performances que despertem o interesse intelectual do público pres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21:36:22.356000000</meta:creation-date>
    <dc:date>2015-05-04T22:02:25.150000000</dc:date>
    <meta:editing-duration>PT20M16S</meta:editing-duration>
    <meta:editing-cycles>4</meta:editing-cycles>
    <meta:generator>LibreOffice/4.3.5.2$Windows_x86 LibreOffice_project/3a87456aaa6a95c63eea1c1b3201acedf0751bd5</meta:generator>
    <meta:document-statistic meta:table-count="0" meta:image-count="0" meta:object-count="0" meta:page-count="2" meta:paragraph-count="23" meta:word-count="644" meta:character-count="4315" meta:non-whitespace-character-count="3674"/>
  </office:meta>
</office:document-meta>
</file>